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byssinica SIL" fo:font-size="13pt" style:font-size-asian="13pt" style:font-size-complex="13pt"/>
    </style:style>
    <style:style style:name="P2" style:family="paragraph" style:parent-style-name="Standard">
      <style:text-properties style:font-name="Abyssinica SIL" fo:font-size="16pt" style:font-size-asian="16pt" style:font-size-complex="16pt"/>
    </style:style>
    <style:style style:name="P3" style:family="paragraph" style:parent-style-name="Standard">
      <style:text-properties style:font-name="Abyssinica SIL" fo:font-size="16pt" officeooo:rsid="001e9499" officeooo:paragraph-rsid="001e9499" style:font-size-asian="16pt" style:font-size-complex="16pt"/>
    </style:style>
    <style:style style:name="P4" style:family="paragraph" style:parent-style-name="Header">
      <style:text-properties fo:font-size="16pt" officeooo:rsid="001e9499" officeooo:paragraph-rsid="001e9499"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Abstract:</text:p>
      <text:p text:style-name="P2"/>
      <text:p text:style-name="P1"/>
      <text:p text:style-name="P1">This system is basically concerned with the reservation and cancellation of railway tickets to the passenger. The need of this system arouse because as is the known fact that India has the largest railway network in the whole world and it is not possible to handle such a large system manually. By computerizing it, it became possible to overcome the limitations and make the system operations more efficient. The complexity in handling data and records of such a vast system got reduced and became easier by computerizing the system. Being more specific, this online railway reservation system can perform the basic functions like reservation and cancellation. The users are required to register on the server for getting access to the database and query result retrieval. Upon registration completion, each user has an account which is essentially referred to as the ‘view level’ of the customer. The account contains comprehensive information of the user entered during the registration and allows the user to access their past reservations, cancellations, enquire about trains and train schedule, seat availability and make afresh reservations. The user will also be able to update their account details, etc. The master user of this system is the Railway Administrator who can login using a master password and once a user is authenticated as the admin, he/she can access and modify information stored in the database of this system. This includes adding and updating of train, station, train routes and also managing the user and the passenger detai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officeooo:rsid="001e9499" officeooo:paragraph-rsid="001e9499" style:font-size-asian="16pt" style:font-size-complex="1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Online railway reservation syste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3:17:07.912789030</meta:creation-date>
    <dc:date>2019-04-27T13:21:24.631795773</dc:date>
    <meta:editing-duration>PT4M20S</meta:editing-duration>
    <meta:editing-cycles>1</meta:editing-cycles>
    <meta:document-statistic meta:table-count="0" meta:image-count="0" meta:object-count="0" meta:page-count="1" meta:paragraph-count="3" meta:word-count="254" meta:character-count="1601" meta:non-whitespace-character-count="1349"/>
    <meta:generator>LibreOffice/6.0.7.3$Linux_X86_64 LibreOffice_project/00m0$Build-3</meta:generator>
  </office:meta>
</office:document-meta>
</file>